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Itálica" style:font-family-generic="roman" style:font-pitch="variable"/>
    <style:font-face style:name="Times New Roman3" svg:font-family="'Times New Roman'" style:font-adornments="Negrita" style:font-family-generic="roman" style:font-pitch="variable"/>
  </office:font-face-decls>
  <office:automatic-styles>
    <style:style style:name="Tabla1" style:family="table">
      <style:table-properties style:width="16.591cm" table:align="margins" style:may-break-between-rows="true" table:border-model="collapsing"/>
    </style:style>
    <style:style style:name="Tabla1.A" style:family="table-column">
      <style:table-column-properties style:column-width="8.296cm" style:rel-column-width="32767*"/>
    </style:style>
    <style:style style:name="Tabla1.B" style:family="table-column">
      <style:table-column-properties style:column-width="8.296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  <text:p text:style-name="Standard"/>
      <table:table table:name="Tabla1" table:style-name="Tabla1" table:template-name="Tabla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eLine93971486448352">
          <table:table-cell table:style-name="Tabla1.A6" office:value-type="string">
            <text:p text:style-name="P2"/>
          </table:table-cell>
          <table:table-cell table:style-name="Tabla1.B6">
            <text:p text:style-name="P2"/>
          </table:table-cell>
        </table:table-row>
      </table:table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Itálica" style:font-family-generic="roman" style:font-pitch="variable"/>
    <style:font-face style:name="Times New Roman3" svg:font-family="'Times New Roman'" style:font-adornments="Negrita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0cm" style:auto-text-indent="false" style:page-number="auto" style:snap-to-layout-grid="false"/>
      <style:text-properties style:font-name="Times New Roman1" fo:font-family="'Times New Roman'" style:font-style-name="Normal" style:font-family-generic="roman" style:font-pitch="variable" fo:font-size="12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/>
      <style:text-properties style:font-name="Calibri" fo:font-family="Calibri" style:font-style-name="Normal" style:font-family-generic="swiss" style:font-pitch="variable" fo:font-size="11pt" fo:font-weight="bold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/>
      </style:paragraph-properties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variant="normal" fo:text-transform="none" style:font-name="Times New Roman3" fo:font-family="'Times New Roman'" style:font-style-name="Negrita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3" fo:font-family="'Times New Roman'" style:font-style-name="Negrita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1" fo:font-family="'Times New Roman'" style:font-style-name="Normal" style:font-family-generic="roman" style:font-pitch="variable" fo:font-size="12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variant="normal" fo:text-transform="none" style:font-name="Times New Roman2" fo:font-family="'Times New Roman'" style:font-style-name="Itálica" style:font-family-generic="roman" style:font-pitch="variable" fo:font-size="12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end" style:justify-single-word="false" fo:text-indent="0cm" style:auto-text-indent="false" style:page-number="auto"/>
      <style:text-properties fo:font-size="12pt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cm" fo:margin-bottom="0.499cm" style:contextual-spacing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Times New Roman3" fo:font-family="'Times New Roman'" style:font-style-name="Negrita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 style:master-page-name="">
      <style:paragraph-properties fo:margin-left="0cm" fo:margin-right="0cm" fo:line-height="100%" fo:text-indent="0cm" style:auto-text-indent="false"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next-style-name="Text_20_body" style:master-page-name="">
      <style:paragraph-properties style:page-number="auto" fo:break-after="pag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anging_20_indent" style:display-name="Hanging indent" style:family="paragraph" style:parent-style-name="Text_20_body" style:class="text">
      <style:paragraph-properties fo:margin-left="1.27cm" fo:margin-right="0cm" fo:text-indent="-1.27cm" style:auto-text-indent="false">
        <style:tab-stops/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fo:min-width="10.73cm" fo:min-height="10.509cm" text:anchor-type="paragraph" svg:x="0cm" svg:y="0cm" style:wrap="none" style:vertical-pos="top" style:vertical-rel="paragraph" style:horizontal-pos="center" style:horizontal-rel="paragraph" style:flow-with-text="true" draw:wrap-influence-on-position="once-concurrent" loext:allow-overlap="true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10000" number:language="es" number:country="MX">
      <number:number number:min-integer-digits="1"/>
    </number:number-style>
    <style:style style:name="Tabla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2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5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7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8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9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6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table:table-template table:name="Tabla" table:first-row-end-column="row" table:first-row-start-column="row" table:last-row-end-column="row" table:last-row-start-column="row">
      <table:first-row table:style-name="Tabla.1"/>
      <table:last-row table:style-name="Tabla.2"/>
      <table:first-column table:style-name="Tabla.3"/>
      <table:last-column table:style-name="Tabla.4"/>
      <table:body table:style-name="Tabla.9"/>
      <table:even-rows table:style-name="Tabla.5"/>
      <table:odd-rows table:style-name="Tabla.6"/>
      <table:even-columns table:style-name="Tabla.7"/>
      <table:odd-columns table:style-name="Tabla.8"/>
      <table:background table:style-name="Tabla.10"/>
      <loext:first-row-even-column table:style-name="Tabla.15"/>
      <loext:last-row-even-column table:style-name="Tabla.16"/>
      <loext:first-row-end-column table:style-name="Tabla.12"/>
      <loext:first-row-start-column table:style-name="Tabla.11"/>
      <loext:last-row-end-column table:style-name="Tabla.14"/>
      <loext:last-row-start-column table:style-name="Tabla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date>2022-03-15T14:07:21.805002969</dc:date>
    <meta:editing-duration>PT1H28S</meta:editing-duration>
    <meta:editing-cycles>45</meta:editing-cycles>
    <dc:creator>Ulises Genis Cuevas</dc:creator>
    <meta:document-statistic meta:table-count="1" meta:image-count="0" meta:object-count="0" meta:page-count="3" meta:paragraph-count="1" meta:word-count="2" meta:character-count="12" meta:non-whitespace-character-count="11"/>
  </office:meta>
</office:document-meta>
</file>